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" office:value-type="float" office:value="3">
            <text:p>3</text:p>
          </table:table-cell>
          <table:table-cell table:style-name="ce13" table:formula="of:=SUM([.I2:.I113])/(113*3)" office:value-type="percentage" office:value="0.84070796460177">
            <text:p>84,07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11"/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3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10"/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15-06-2009</text:date>, <text:time>12:52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6-15T12:52:40</dc:date>
    <dc:language>pt-PT</dc:language>
    <meta:editing-cycles>60</meta:editing-cycles>
    <meta:editing-duration>PT51H40M08S</meta:editing-duration>
    <dc:creator>nuno pinheiro</dc:creator>
    <meta:document-statistic meta:table-count="1" meta:cell-count="1189" meta:object-count="0"/>
    <meta:user-defined meta:name="Info 1"/>
    <meta:user-defined meta:name="Info 2"/>
    <meta:user-defined meta:name="Info 3"/>
    <meta:user-defined meta:name="Info 4"/>
  </office:meta>
</office:document-meta>
</file>